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Julij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190" calcext:value-type="float">
            <text:p>1190</text:p>
          </table:table-cell>
          <table:table-cell table:style-name="ce23" table:formula="of:=[.G5]*[.B26]" office:value-type="currency" office:currency="EUR" office:value="214.2" calcext:value-type="currency">
            <text:p>214.2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14.2" calcext:value-type="currency">
            <text:p>214.2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6.065" calcext:value-type="currency">
            <text:p>16.07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30.265" calcext:value-type="currency">
            <text:p>230.27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 style:data-style-name="N2" text:time-value="15:15:02.48128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9-11T15:16:16.185400045</dc:date>
    <meta:editing-duration>P1DT15H51M18S</meta:editing-duration>
    <meta:editing-cycles>25</meta:editing-cycles>
    <meta:generator>LibreOffice/5.4.0.3$Linux_X86_64 LibreOffice_project/40m0$Build-3</meta:generator>
    <meta:document-statistic meta:table-count="1" meta:cell-count="51" meta:object-count="0"/>
  </office:meta>
</office:document-meta>
</file>